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, tell us everything that happened
from start to finish.</text:p>
          </table:table-cell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hen I got back from shopping, Sir Knight
Commander and a girl in a white coat and
glasses were standing out front waiting for me.</text:p>
          </table:table-cell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 girl in a white coat and glasses... you mean
Lumii, Riiight?</text:p>
          </table:table-cell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yes, that was her name.</text:p>
          </table:table-cell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 office:value-type="string">
            <text:p>And so they asked me to lend them some of my
tea leaves.</text:p>
          </table:table-cell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 office:value-type="string">
            <text:p>They were saying something about it being to
stave off a being who threatened the world...</text:p>
          </table:table-cell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did you give them any?</text:p>
          </table:table-cell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es. I didn't see any particular reason to
refuse.</text:p>
          </table:table-cell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 office:value-type="string">
            <text:p>No sooner than I passed Sir Knight Commander
a bag of tea leaves, a pair of people suddenly
appeared in the middle of my house.</text:p>
          </table:table-cell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 office:value-type="string">
            <text:p>They dragged Lumii-san away.</text:p>
          </table:table-cell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 office:value-type="string">
            <text:p>Sir Knight Commander stood up to the two of
them, but, well... he didn't stand a chance...</text:p>
          </table:table-cell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... took Lumii...</text:p>
          </table:table-cell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 wonder she's nowhere to be Seeeen.</text:p>
          </table:table-cell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 office:value-type="string">
            <text:p>What were these two people Liiike?</text:p>
          </table:table-cell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mm, let's see...</text:p>
          </table:table-cell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 office:value-type="string">
            <text:p>A woman with blue hair and a big hat, and a
boy that seemed to be her little brother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lue Carat...!</text:p>
          </table:table-cell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 office:value-type="string">
            <text:p>What are they planning to achieve by taking
Lumii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...Gh, this is...!”</text:p>
          </table:table-cell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you're awake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are at Sharusharu's right now.</text:p>
          </table:table-cell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 office:value-type="string">
            <text:p>You are safe now, so please do not w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 that is right, I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am ashamed...”</text:p>
          </table:table-cell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take it easy for now.</text:p>
          </table:table-cell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brought some castle soldiers!</text:p>
          </table:table-cell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 Take the Commander to the castle.</text:p>
          </table:table-cell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 office:value-type="string">
            <text:p>We can save the details for aft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